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839in"/>
    </style:style>
    <style:style style:name="co2" style:family="table-column">
      <style:table-column-properties fo:break-before="auto" style:column-width="1.9984in"/>
    </style:style>
    <style:style style:name="co3" style:family="table-column">
      <style:table-column-properties fo:break-before="auto" style:column-width="1.8681in"/>
    </style:style>
    <style:style style:name="co4" style:family="table-column">
      <style:table-column-properties fo:break-before="auto" style:column-width="1.5402in"/>
    </style:style>
    <style:style style:name="co5" style:family="table-column">
      <style:table-column-properties fo:break-before="auto" style:column-width="1.3437in"/>
    </style:style>
    <style:style style:name="co6" style:family="table-column">
      <style:table-column-properties fo:break-before="auto" style:column-width="1.4201in"/>
    </style:style>
    <style:style style:name="co7" style:family="table-column">
      <style:table-column-properties fo:break-before="auto" style:column-width="1.7366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table:style-name="Default" office:value-type="string">
            <text:p>Table of movie critics and their ratings of a small set of movies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>
            <text:p>critics/movies</text:p>
          </table:table-cell>
          <table:table-cell office:value-type="string">
            <text:p>Lady in the Water</text:p>
          </table:table-cell>
          <table:table-cell office:value-type="string">
            <text:p>Snakes on a Plane</text:p>
          </table:table-cell>
          <table:table-cell office:value-type="string">
            <text:p>Just My Luck</text:p>
          </table:table-cell>
          <table:table-cell office:value-type="string">
            <text:p>Superman Returns</text:p>
          </table:table-cell>
          <table:table-cell office:value-type="string">
            <text:p>You, Me and Dupree</text:p>
          </table:table-cell>
          <table:table-cell office:value-type="string">
            <text:p>The Night Listener</text:p>
          </table:table-cell>
        </table:table-row>
        <table:table-row table:style-name="ro1">
          <table:table-cell office:value-type="string">
            <text:p>Lisa Rose</text:p>
          </table:table-cell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Gene Seymour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1.5">
            <text:p>1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ichael Phillips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/>
          <table:table-cell office:value-type="float" office:value="3.5">
            <text:p>3.5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laudia Puig</text:p>
          </table:table-cell>
          <table:table-cell office:value-type="float" office:value="3.5">
            <text:p>3.5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string">
            <text:p>Mick LaSall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Jack Matthew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oby</text:p>
          </table:table-cell>
          <table:table-cell/>
          <table:table-cell office:value-type="float" office:value="4.5">
            <text:p>4.5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5">09/25/2010</text:date>, <text:time>11:1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elvin Jacobson</meta:initial-creator>
    <meta:creation-date>2010-09-25T10:49:46</meta:creation-date>
    <dc:date>2010-09-25T11:10:41</dc:date>
    <dc:creator>Melvin Jacobson</dc:creator>
    <meta:editing-duration>PT00H03M40S</meta:editing-duration>
    <meta:editing-cycles>1</meta:editing-cycles>
    <meta:document-statistic meta:table-count="3" meta:cell-count="50" meta:object-count="0"/>
    <meta:generator>OpenOffice.org/3.1$Linux OpenOffice.org_project/310m21$Build-9319</meta:generator>
  </office:meta>
</office:document-meta>
</file>